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31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3654in"/>
    </style:style>
    <style:style style:name="co4" style:family="table-column">
      <style:table-column-properties fo:break-before="auto" style:column-width="2.3374in"/>
    </style:style>
    <style:style style:name="co5" style:family="table-column">
      <style:table-column-properties fo:break-before="auto" style:column-width="3.998in"/>
    </style:style>
    <style:style style:name="co6" style:family="table-column">
      <style:table-column-properties fo:break-before="auto" style:column-width="2.009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horndale" fo:font-size="10pt" fo:language="hu" fo:country="HU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/>
    </style:style>
    <style:style style:name="ce2" style:family="table-cell" style:parent-style-name="Default" style:data-style-name="N36"/>
    <style:style style:name="ce3" style:family="table-cell" style:parent-style-name="Default" style:data-style-name="N84"/>
    <style:style style:name="ce4" style:family="table-cell" style:parent-style-name="Default">
      <style:table-cell-properties fo:wrap-option="wrap"/>
      <style:text-properties fo:color="#ff9900" style:text-outline="false" style:text-line-through-style="none" style:font-name="Thorndale" fo:font-size="10pt" fo:language="hu" fo:country="HU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/>
    </style:style>
  </office:automatic-styles>
  <office:body>
    <office:spreadsheet>
      <table:table table:name="Munkalap1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Gallery theme [en-US]</text:p>
          </table:table-cell>
          <table:table-cell office:value-type="string">
            <text:p>Gallery theme [HU]</text:p>
          </table:table-cell>
          <table:table-cell office:value-type="string">
            <text:p>NoE</text:p>
          </table:table-cell>
          <table:table-cell office:value-type="string">
            <text:p>Origi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/>
        </table:table-row>
        <table:table-row table:style-name="ro1">
          <table:table-cell office:value-type="string">
            <text:p>Shapes - polygons</text:p>
          </table:table-cell>
          <table:table-cell office:value-type="string">
            <text:p>Alakzatok - poligon</text:p>
          </table:table-cell>
          <table:table-cell office:value-type="float" office:value="32">
            <text:p>32</text:p>
          </table:table-cell>
          <table:table-cell office:value-type="string">
            <text:p>fr.openoffice.org</text:p>
          </table:table-cell>
          <table:table-cell table:number-columns-repeated="4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Shapes 1</text:p>
          </table:table-cell>
          <table:table-cell office:value-type="string">
            <text:p>Alakzatok 1</text:p>
          </table:table-cell>
          <table:table-cell office:value-type="float" office:value="60">
            <text:p>60</text:p>
          </table:table-cell>
          <table:table-cell office:value-type="string">
            <text:p>fr.openoffice.org</text:p>
          </table:table-cell>
          <table:table-cell office:value-type="string">
            <text:p>01-12</text:p>
          </table:table-cell>
          <table:table-cell table:number-columns-repeated="3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Koffice</text:p>
          </table:table-cell>
          <table:table-cell office:value-type="string">
            <text:p>13-25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users.skynet.be/kborrey/klipart/klipart.html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OpenOffice.org 1.1.x</text:p>
          </table:table-cell>
          <table:table-cell office:value-type="string">
            <text:p>26-45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www.openoffice.org/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46-60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/</text:a></text:p>
          </table:table-cell>
          <table:table-cell office:value-type="string">
            <text:p>Some of them based on <text:s/>Boris Maric LGPL work from VectorPortal.com</text:p>
          </table:table-cell>
        </table:table-row>
        <table:table-row table:style-name="ro1">
          <table:table-cell office:value-type="string">
            <text:p>Shapes 2</text:p>
          </table:table-cell>
          <table:table-cell office:value-type="string">
            <text:p>Alakzatok 2</text:p>
          </table:table-cell>
          <table:table-cell office:value-type="float" office:value="72">
            <text:p>72</text:p>
          </table:table-cell>
          <table:table-cell office:value-type="string">
            <text:p>fr.openoffice.org</text:p>
          </table:table-cell>
          <table:table-cell table:style-name="ce2" office:value-type="string">
            <text:p>1-11</text:p>
          </table:table-cell>
          <table:table-cell table:number-columns-repeated="3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odipodi</text:p>
          </table:table-cell>
          <table:table-cell office:value-type="string">
            <text:p>12-18</text:p>
          </table:table-cell>
          <table:table-cell table:number-columns-repeated="3"/>
          <table:table-cell office:value-type="string">
            <text:p>Public Domain</text:p>
          </table:table-cell>
          <table:table-cell office:value-type="string">
            <text:p>http://www.sodipodi.com/index.php3?section=clipart/decorative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VectorPortal.com</text:p>
          </table:table-cell>
          <table:table-cell office:value-type="string">
            <text:p>19-72</text:p>
          </table:table-cell>
          <table:table-cell/>
          <table:table-cell office:value-type="string">
            <text:p>Boris Maric</text:p>
          </table:table-cell>
          <table:table-cell table:style-name="ce4" office:value-type="string">
            <text:p><text:a xlink:href="mailto:borismaric@email.com">borismaric@email.com</text:a> </text:p>
          </table:table-cell>
          <table:table-cell office:value-type="string">
            <text:p>LGPL</text:p>
          </table:table-cell>
          <table:table-cell office:value-type="string">
            <text:p>http://www.vectorportal.com/</text:p>
          </table:table-cell>
          <table:table-cell/>
        </table:table-row>
        <table:table-row table:style-name="ro1">
          <table:table-cell office:value-type="string">
            <text:p>Animals</text:p>
          </table:table-cell>
          <table:table-cell office:value-type="string">
            <text:p>Állatok</text:p>
          </table:table-cell>
          <table:table-cell office:value-type="float" office:value="32">
            <text:p>32</text:p>
          </table:table-cell>
          <table:table-cell office:value-type="string">
            <text:p>fr.openoffice.org</text:p>
          </table:table-cell>
          <table:table-cell table:number-columns-repeated="4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ars</text:p>
          </table:table-cell>
          <table:table-cell office:value-type="string">
            <text:p>Autók 1</text:p>
          </table:table-cell>
          <table:table-cell office:value-type="float" office:value="34">
            <text:p>34</text:p>
          </table:table-cell>
          <table:table-cell table:number-columns-repeated="2"/>
          <table:table-cell office:value-type="string">
            <text:p>PrOOo-Box</text:p>
          </table:table-cell>
          <table:table-cell table:number-columns-repeated="3"/>
          <table:table-cell office:value-type="string">
            <text:p>http://www.prooo-box.org/</text:p>
          </table:table-cell>
          <table:table-cell/>
        </table:table-row>
        <table:table-row table:style-name="ro1">
          <table:table-cell office:value-type="string">
            <text:p>Bugs</text:p>
          </table:table-cell>
          <table:table-cell office:value-type="string">
            <text:p>Bogarak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string">
            <text:p>PrOOo-Box</text:p>
          </table:table-cell>
          <table:table-cell table:number-columns-repeated="3"/>
          <table:table-cell office:value-type="string">
            <text:p>http://www.prooo-box.org/</text:p>
          </table:table-cell>
          <table:table-cell/>
        </table:table-row>
        <table:table-row table:style-name="ro1">
          <table:table-cell office:value-type="string">
            <text:p>Bullets 2</text:p>
          </table:table-cell>
          <table:table-cell office:value-type="string">
            <text:p>Felsorolásjel 2</text:p>
          </table:table-cell>
          <table:table-cell office:value-type="float" office:value="174">
            <text:p>174</text:p>
          </table:table-cell>
          <table:table-cell office:value-type="string">
            <text:p>OpenOffice.org</text:p>
          </table:table-cell>
          <table:table-cell/>
          <table:table-cell office:value-type="string">
            <text:p>Documentation/Gallery Contest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penoffice.org/</text:p>
          </table:table-cell>
          <table:table-cell/>
        </table:table-row>
        <table:table-row table:style-name="ro2">
          <table:table-cell office:value-type="string">
            <text:p>Cisco - Other</text:p>
          </table:table-cell>
          <table:table-cell office:value-type="string">
            <text:p>Cisco - Egyéb</text:p>
          </table:table-cell>
          <table:table-cell office:value-type="float" office:value="85">
            <text:p>85</text:p>
          </table:table-cell>
          <table:table-cell office:value-type="string">
            <text:p>Cisco</text:p>
          </table:table-cell>
          <table:table-cell table:number-columns-repeated="4"/>
          <table:table-cell office:value-type="string">
            <text:p>Free use, no modify</text:p>
          </table:table-cell>
          <table:table-cell office:value-type="string">
            <text:p>http://www.cisco.com/web/about/ac50/ac47/2.html</text:p>
          </table:table-cell>
          <table:table-cell office:value-type="string">
            <text:p>Nonfree</text:p>
          </table:table-cell>
        </table:table-row>
        <table:table-row table:style-name="ro2">
          <table:table-cell office:value-type="string">
            <text:p>Cisco - Media</text:p>
          </table:table-cell>
          <table:table-cell office:value-type="string">
            <text:p>Cisco - Media</text:p>
          </table:table-cell>
          <table:table-cell office:value-type="float" office:value="13">
            <text:p>13</text:p>
          </table:table-cell>
          <table:table-cell office:value-type="string">
            <text:p>Cisco</text:p>
          </table:table-cell>
          <table:table-cell table:number-columns-repeated="4"/>
          <table:table-cell office:value-type="string">
            <text:p>Free use, no modify</text:p>
          </table:table-cell>
          <table:table-cell office:value-type="string">
            <text:p>http://www.cisco.com/web/about/ac50/ac47/2.html</text:p>
          </table:table-cell>
          <table:table-cell office:value-type="string">
            <text:p>Nonfree</text:p>
          </table:table-cell>
        </table:table-row>
        <table:table-row table:style-name="ro2">
          <table:table-cell office:value-type="string">
            <text:p>Cisco - Products</text:p>
          </table:table-cell>
          <table:table-cell office:value-type="string">
            <text:p>Cisco - Termékek</text:p>
          </table:table-cell>
          <table:table-cell office:value-type="float" office:value="186">
            <text:p>186</text:p>
          </table:table-cell>
          <table:table-cell office:value-type="string">
            <text:p>Cisco</text:p>
          </table:table-cell>
          <table:table-cell table:number-columns-repeated="4"/>
          <table:table-cell office:value-type="string">
            <text:p>Free use, no modify</text:p>
          </table:table-cell>
          <table:table-cell office:value-type="string">
            <text:p>http://www.cisco.com/web/about/ac50/ac47/2.html</text:p>
          </table:table-cell>
          <table:table-cell office:value-type="string">
            <text:p>Nonfree</text:p>
          </table:table-cell>
        </table:table-row>
        <table:table-row table:style-name="ro2">
          <table:table-cell office:value-type="string">
            <text:p>Cisco - WAN - LAN</text:p>
          </table:table-cell>
          <table:table-cell office:value-type="string">
            <text:p>Cisco - WAN - LAN</text:p>
          </table:table-cell>
          <table:table-cell office:value-type="float" office:value="33">
            <text:p>33</text:p>
          </table:table-cell>
          <table:table-cell office:value-type="string">
            <text:p>Cisco</text:p>
          </table:table-cell>
          <table:table-cell table:number-columns-repeated="4"/>
          <table:table-cell office:value-type="string">
            <text:p>Free use, no modify</text:p>
          </table:table-cell>
          <table:table-cell office:value-type="string">
            <text:p>http://www.cisco.com/web/about/ac50/ac47/2.html</text:p>
          </table:table-cell>
          <table:table-cell office:value-type="string">
            <text:p>Nonfree</text:p>
          </table:table-cell>
        </table:table-row>
        <table:table-row table:style-name="ro1">
          <table:table-cell office:value-type="string">
            <text:p>Domino - usual</text:p>
          </table:table-cell>
          <table:table-cell office:value-type="string">
            <text:p>Dominó - hagyományos</text:p>
          </table:table-cell>
          <table:table-cell office:value-type="float" office:value="49">
            <text:p>49</text:p>
          </table:table-cell>
          <table:table-cell office:value-type="string">
            <text:p>fr.openoffice.org</text:p>
          </table:table-cell>
          <table:table-cell table:number-columns-repeated="4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Domino - numbered</text:p>
          </table:table-cell>
          <table:table-cell office:value-type="string">
            <text:p>Dominó - számozott</text:p>
          </table:table-cell>
          <table:table-cell office:value-type="float" office:value="49">
            <text:p>49</text:p>
          </table:table-cell>
          <table:table-cell office:value-type="string">
            <text:p>fr.openoffice.org</text:p>
          </table:table-cell>
          <table:table-cell table:number-columns-repeated="4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Electronics - parts 1</text:p>
          </table:table-cell>
          <table:table-cell office:value-type="string">
            <text:p>Elektronika - alkatrészek 1</text:p>
          </table:table-cell>
          <table:table-cell office:value-type="float" office:value="33">
            <text:p>33</text:p>
          </table:table-cell>
          <table:table-cell office:value-type="string">
            <text:p>fr.openoffice.org</text:p>
          </table:table-cell>
          <table:table-cell table:number-columns-repeated="4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Electronics - parts 2</text:p>
          </table:table-cell>
          <table:table-cell office:value-type="string">
            <text:p>Elektronika - alkatrészek 2</text:p>
          </table:table-cell>
          <table:table-cell office:value-type="float" office:value="18">
            <text:p>18</text:p>
          </table:table-cell>
          <table:table-cell office:value-type="string">
            <text:p>fr.openoffice.org</text:p>
          </table:table-cell>
          <table:table-cell table:number-columns-repeated="4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Electronics - parts 3</text:p>
          </table:table-cell>
          <table:table-cell office:value-type="string">
            <text:p>Elektronika - alkatrészek 3</text:p>
          </table:table-cell>
          <table:table-cell office:value-type="float" office:value="29">
            <text:p>29</text:p>
          </table:table-cell>
          <table:table-cell office:value-type="string">
            <text:p>fr.openoffice.org</text:p>
          </table:table-cell>
          <table:table-cell table:number-columns-repeated="4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Electronics - parts 4</text:p>
          </table:table-cell>
          <table:table-cell office:value-type="string">
            <text:p>Elektronika - alkatrészek 4</text:p>
          </table:table-cell>
          <table:table-cell office:value-type="float" office:value="14">
            <text:p>14</text:p>
          </table:table-cell>
          <table:table-cell office:value-type="string">
            <text:p>Xfig</text:p>
          </table:table-cell>
          <table:table-cell table:number-columns-repeated="4"/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Electronics - circuit</text:p>
          </table:table-cell>
          <table:table-cell office:value-type="string">
            <text:p>Elektronika - áramkörök</text:p>
          </table:table-cell>
          <table:table-cell office:value-type="float" office:value="7">
            <text:p>7</text:p>
          </table:table-cell>
          <table:table-cell office:value-type="string">
            <text:p>fr.openoffice.org</text:p>
          </table:table-cell>
          <table:table-cell table:number-columns-repeated="4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Electronics - signs</text:p>
          </table:table-cell>
          <table:table-cell office:value-type="string">
            <text:p>Elektronika - jelek</text:p>
          </table:table-cell>
          <table:table-cell office:value-type="float" office:value="14">
            <text:p>14</text:p>
          </table:table-cell>
          <table:table-cell office:value-type="string">
            <text:p>fr.openoffice.org</text:p>
          </table:table-cell>
          <table:table-cell table:number-columns-repeated="4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Electronics - gauges</text:p>
          </table:table-cell>
          <table:table-cell office:value-type="string">
            <text:p>Elektronika - mérőeszközök</text:p>
          </table:table-cell>
          <table:table-cell office:value-type="float" office:value="21">
            <text:p>21</text:p>
          </table:table-cell>
          <table:table-cell office:value-type="string">
            <text:p>fr.openoffice.org</text:p>
          </table:table-cell>
          <table:table-cell table:number-columns-repeated="4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People</text:p>
          </table:table-cell>
          <table:table-cell office:value-type="string">
            <text:p>Emberek</text:p>
          </table:table-cell>
          <table:table-cell office:value-type="float" office:value="20">
            <text:p>20</text:p>
          </table:table-cell>
          <table:table-cell office:value-type="string">
            <text:p>fr.openoffice.org</text:p>
          </table:table-cell>
          <table:table-cell table:number-columns-repeated="4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Architecture - overlay</text:p>
          </table:table-cell>
          <table:table-cell office:value-type="string">
            <text:p>Építészet - burkolat</text:p>
          </table:table-cell>
          <table:table-cell office:value-type="float" office:value="4">
            <text:p>4</text:p>
          </table:table-cell>
          <table:table-cell office:value-type="string">
            <text:p>fr.openoffice.org</text:p>
          </table:table-cell>
          <table:table-cell table:number-columns-repeated="4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Architecture - furnitures</text:p>
          </table:table-cell>
          <table:table-cell office:value-type="string">
            <text:p>Építészet – butorok</text:p>
          </table:table-cell>
          <table:table-cell office:value-type="float" office:value="21">
            <text:p>21</text:p>
          </table:table-cell>
          <table:table-cell office:value-type="string">
            <text:p>fr.openoffice.org</text:p>
          </table:table-cell>
          <table:table-cell table:number-columns-repeated="4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Architecture - buildings</text:p>
          </table:table-cell>
          <table:table-cell office:value-type="string">
            <text:p>Építészet - épületek</text:p>
          </table:table-cell>
          <table:table-cell office:value-type="float" office:value="8">
            <text:p>8</text:p>
          </table:table-cell>
          <table:table-cell office:value-type="string">
            <text:p>fr.openoffice.org</text:p>
          </table:table-cell>
          <table:table-cell table:number-columns-repeated="4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Architecture - bathroom, kitchen</text:p>
          </table:table-cell>
          <table:table-cell office:value-type="string">
            <text:p>Építészet - fürdőszoba, konyha</text:p>
          </table:table-cell>
          <table:table-cell office:value-type="float" office:value="11">
            <text:p>11</text:p>
          </table:table-cell>
          <table:table-cell office:value-type="string">
            <text:p>fr.openoffice.org</text:p>
          </table:table-cell>
          <table:table-cell table:number-columns-repeated="4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Architecture - kitchen</text:p>
          </table:table-cell>
          <table:table-cell office:value-type="string">
            <text:p>Építészet - konyha</text:p>
          </table:table-cell>
          <table:table-cell office:value-type="float" office:value="8">
            <text:p>8</text:p>
          </table:table-cell>
          <table:table-cell office:value-type="string">
            <text:p>fr.openoffice.org</text:p>
          </table:table-cell>
          <table:table-cell table:number-columns-repeated="4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Architecture - windows, doors</text:p>
          </table:table-cell>
          <table:table-cell office:value-type="string">
            <text:p>Építészet - nyílászáró</text:p>
          </table:table-cell>
          <table:table-cell office:value-type="float" office:value="11">
            <text:p>11</text:p>
          </table:table-cell>
          <table:table-cell office:value-type="string">
            <text:p>fr.openoffice.org</text:p>
          </table:table-cell>
          <table:table-cell table:number-columns-repeated="4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2">
          <table:table-cell office:value-type="string">
            <text:p>Buildings</text:p>
          </table:table-cell>
          <table:table-cell office:value-type="string">
            <text:p>Épületek</text:p>
          </table:table-cell>
          <table:table-cell office:value-type="float" office:value="16">
            <text:p>16</text:p>
          </table:table-cell>
          <table:table-cell office:value-type="string">
            <text:p>Sodipodi</text:p>
          </table:table-cell>
          <table:table-cell office:value-type="string">
            <text:p>1-16</text:p>
          </table:table-cell>
          <table:table-cell table:number-columns-repeated="3"/>
          <table:table-cell office:value-type="string">
            <text:p>Public Domain</text:p>
          </table:table-cell>
          <table:table-cell office:value-type="string">
            <text:p>http://www.sodipodi.com/index.php3?section=clipart/houses</text:p>
          </table:table-cell>
          <table:table-cell/>
        </table:table-row>
        <table:table-row table:style-name="ro2">
          <table:table-cell office:value-type="string">
            <text:p>Flowcharts</text:p>
          </table:table-cell>
          <table:table-cell office:value-type="string">
            <text:p>Folyamatábra</text:p>
          </table:table-cell>
          <table:table-cell office:value-type="float" office:value="30">
            <text:p>30</text:p>
          </table:table-cell>
          <table:table-cell office:value-type="string">
            <text:p>OOExtras.org</text:p>
          </table:table-cell>
          <table:table-cell table:number-columns-repeated="4"/>
          <table:table-cell office:value-type="string">
            <text:p>LGPL</text:p>
          </table:table-cell>
          <table:table-cell office:value-type="string">
            <text:p>http://ooextras.sourceforge.net/downloads/artwork/</text:p>
          </table:table-cell>
          <table:table-cell/>
        </table:table-row>
        <table:table-row table:style-name="ro1">
          <table:table-cell office:value-type="string">
            <text:p>Flowcharts 2</text:p>
          </table:table-cell>
          <table:table-cell office:value-type="string">
            <text:p>Folyamatábra 2</text:p>
          </table:table-cell>
          <table:table-cell office:value-type="float" office:value="25">
            <text:p>25</text:p>
          </table:table-cell>
          <table:table-cell office:value-type="string">
            <text:p>fr.openoffice.org</text:p>
          </table:table-cell>
          <table:table-cell table:number-columns-repeated="4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Foral-StudioA</text:p>
          </table:table-cell>
          <table:table-cell office:value-type="string">
            <text:p>Foral-StudioA</text:p>
          </table:table-cell>
          <table:table-cell office:value-type="float" office:value="23">
            <text:p>23</text:p>
          </table:table-cell>
          <table:table-cell office:value-type="string">
            <text:p>OOExtras.org</text:p>
          </table:table-cell>
          <table:table-cell table:number-columns-repeated="4"/>
          <table:table-cell office:value-type="string">
            <text:p>LGPL</text:p>
          </table:table-cell>
          <table:table-cell office:value-type="string">
            <text:p>http://ooextras.sourceforge.net/downloads/artwork/</text:p>
          </table:table-cell>
          <table:table-cell/>
        </table:table-row>
        <table:table-row table:style-name="ro2">
          <table:table-cell office:value-type="string">
            <text:p>Photos - Fauna</text:p>
          </table:table-cell>
          <table:table-cell office:value-type="string">
            <text:p>Fotók - Élővilág</text:p>
          </table:table-cell>
          <table:table-cell office:value-type="float" office:value="43">
            <text:p>43</text:p>
          </table:table-cell>
          <table:table-cell office:value-type="string">
            <text:p>ArkSoft</text:p>
          </table:table-cell>
          <table:table-cell office:value-type="string">
            <text:p>ArkSoft*</text:p>
          </table:table-cell>
          <table:table-cell table:number-columns-repeated="2"/>
          <table:table-cell office:value-type="string">
            <text:p><text:a xlink:href="mailto:Office@arksoft.hu">Office@arksoft.hu</text:a></text:p>
          </table:table-cell>
          <table:table-cell office:value-type="string">
            <text:p>Public Domain</text:p>
          </table:table-cell>
          <table:table-cell office:value-type="string">
            <text:p>http://partners.dravanet.hu/gionni/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PDPhoto.org</text:p>
          </table:table-cell>
          <table:table-cell office:value-type="string">
            <text:p>JS_PDPhO*</text:p>
          </table:table-cell>
          <table:table-cell/>
          <table:table-cell office:value-type="string">
            <text:p>Jon Sullivan</text:p>
          </table:table-cell>
          <table:table-cell office:value-type="string">
            <text:p><text:a xlink:href="mailto:jons@pdphoto">jons@pdphoto</text:a>.org</text:p>
          </table:table-cell>
          <table:table-cell office:value-type="string">
            <text:p>Public Domain</text:p>
          </table:table-cell>
          <table:table-cell office:value-type="string">
            <text:p>http://pdphoto.org/index.ph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orgueFile</text:p>
          </table:table-cell>
          <table:table-cell office:value-type="string">
            <text:p>morguefiles_com_pindiyath100*</text:p>
          </table:table-cell>
          <table:table-cell/>
          <table:table-cell office:value-type="string">
            <text:p>Sanjay Pindiyath</text:p>
          </table:table-cell>
          <table:table-cell office:value-type="string">
            <text:p>pindiyath@hotmail.com</text:p>
          </table:table-cell>
          <table:table-cell office:value-type="string">
            <text:p>Public Domain</text:p>
          </table:table-cell>
          <table:table-cell office:value-type="string">
            <text:p>http://morguefile.com/archive/?author=pindiyath100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Laurent Godard</text:p>
          </table:table-cell>
          <table:table-cell/>
          <table:table-cell office:value-type="string">
            <text:p>LGPL</text:p>
          </table:table-cell>
          <table:table-cell table:number-columns-repeated="2"/>
        </table:table-row>
        <table:table-row table:style-name="ro2">
          <table:table-cell office:value-type="string">
            <text:p>Photos - Buildings</text:p>
          </table:table-cell>
          <table:table-cell office:value-type="string">
            <text:p>Fotók – Épületek</text:p>
          </table:table-cell>
          <table:table-cell office:value-type="float" office:value="20">
            <text:p>20</text:p>
          </table:table-cell>
          <table:table-cell office:value-type="string">
            <text:p>ArkSoft</text:p>
          </table:table-cell>
          <table:table-cell office:value-type="string">
            <text:p>ArkSoft*</text:p>
          </table:table-cell>
          <table:table-cell table:number-columns-repeated="2"/>
          <table:table-cell office:value-type="string">
            <text:p><text:a xlink:href="mailto:Office@arksoft.hu">Office@arksoft.hu</text:a></text:p>
          </table:table-cell>
          <table:table-cell office:value-type="string">
            <text:p>Public Domain</text:p>
          </table:table-cell>
          <table:table-cell office:value-type="string">
            <text:p>http://partners.dravanet.hu/gionni/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PDPhoto.org</text:p>
          </table:table-cell>
          <table:table-cell office:value-type="string">
            <text:p>JS_PDPhO*</text:p>
          </table:table-cell>
          <table:table-cell/>
          <table:table-cell office:value-type="string">
            <text:p>Jon Sullivan</text:p>
          </table:table-cell>
          <table:table-cell office:value-type="string">
            <text:p><text:a xlink:href="mailto:jons@pdphoto">jons@pdphoto</text:a>.org</text:p>
          </table:table-cell>
          <table:table-cell office:value-type="string">
            <text:p>Public Domain</text:p>
          </table:table-cell>
          <table:table-cell office:value-type="string">
            <text:p>http://pdphoto.org/index.ph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orgueFile</text:p>
          </table:table-cell>
          <table:table-cell office:value-type="string">
            <text:p>morguefiles_com_pindiyath100*</text:p>
          </table:table-cell>
          <table:table-cell/>
          <table:table-cell office:value-type="string">
            <text:p>Sanjay Pindiyath</text:p>
          </table:table-cell>
          <table:table-cell office:value-type="string">
            <text:p>pindiyath@hotmail.com</text:p>
          </table:table-cell>
          <table:table-cell office:value-type="string">
            <text:p>Public Domain</text:p>
          </table:table-cell>
          <table:table-cell office:value-type="string">
            <text:p>http://morguefile.com/archive/?author=pindiyath100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Laurent Godard</text:p>
          </table:table-cell>
          <table:table-cell/>
          <table:table-cell office:value-type="string">
            <text:p>LGPL</text:p>
          </table:table-cell>
          <table:table-cell table:number-columns-repeated="2"/>
        </table:table-row>
        <table:table-row table:style-name="ro2">
          <table:table-cell office:value-type="string">
            <text:p>Photos - Plants</text:p>
          </table:table-cell>
          <table:table-cell office:value-type="string">
            <text:p>Fotók - Növények</text:p>
          </table:table-cell>
          <table:table-cell office:value-type="float" office:value="56">
            <text:p>56</text:p>
          </table:table-cell>
          <table:table-cell office:value-type="string">
            <text:p>ArkSoft</text:p>
          </table:table-cell>
          <table:table-cell office:value-type="string">
            <text:p>ArkSoft*</text:p>
          </table:table-cell>
          <table:table-cell table:number-columns-repeated="2"/>
          <table:table-cell office:value-type="string">
            <text:p><text:a xlink:href="mailto:Office@arksoft.hu">Office@arksoft.hu</text:a></text:p>
          </table:table-cell>
          <table:table-cell office:value-type="string">
            <text:p>Public Domain</text:p>
          </table:table-cell>
          <table:table-cell office:value-type="string">
            <text:p>http://partners.dravanet.hu/gionni/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PDPhoto.org</text:p>
          </table:table-cell>
          <table:table-cell office:value-type="string">
            <text:p>JS_PDPhO*</text:p>
          </table:table-cell>
          <table:table-cell/>
          <table:table-cell office:value-type="string">
            <text:p>Jon Sullivan</text:p>
          </table:table-cell>
          <table:table-cell office:value-type="string">
            <text:p><text:a xlink:href="mailto:jons@pdphoto">jons@pdphoto</text:a>.org</text:p>
          </table:table-cell>
          <table:table-cell office:value-type="string">
            <text:p>Public Domain</text:p>
          </table:table-cell>
          <table:table-cell office:value-type="string">
            <text:p>http://pdphoto.org/index.ph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orgueFile</text:p>
          </table:table-cell>
          <table:table-cell office:value-type="string">
            <text:p>morguefiles_com_pindiyath100*</text:p>
          </table:table-cell>
          <table:table-cell/>
          <table:table-cell office:value-type="string">
            <text:p>Sanjay Pindiyath</text:p>
          </table:table-cell>
          <table:table-cell office:value-type="string">
            <text:p>pindiyath@hotmail.com</text:p>
          </table:table-cell>
          <table:table-cell office:value-type="string">
            <text:p>Public Domain</text:p>
          </table:table-cell>
          <table:table-cell office:value-type="string">
            <text:p>http://morguefile.com/archive/?author=pindiyath100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Laurent Godard</text:p>
          </table:table-cell>
          <table:table-cell/>
          <table:table-cell office:value-type="string">
            <text:p>LGPL</text:p>
          </table:table-cell>
          <table:table-cell table:number-columns-repeated="2"/>
        </table:table-row>
        <table:table-row table:style-name="ro2">
          <table:table-cell office:value-type="string">
            <text:p>Photos - Statues</text:p>
          </table:table-cell>
          <table:table-cell office:value-type="string">
            <text:p>Fotók – Szobrok</text:p>
          </table:table-cell>
          <table:table-cell office:value-type="float" office:value="5">
            <text:p>5</text:p>
          </table:table-cell>
          <table:table-cell office:value-type="string">
            <text:p>ArkSoft</text:p>
          </table:table-cell>
          <table:table-cell office:value-type="string">
            <text:p>ArkSoft*</text:p>
          </table:table-cell>
          <table:table-cell table:number-columns-repeated="2"/>
          <table:table-cell office:value-type="string">
            <text:p><text:a xlink:href="mailto:Office@arksoft.hu">Office@arksoft.hu</text:a></text:p>
          </table:table-cell>
          <table:table-cell office:value-type="string">
            <text:p>Public Domain</text:p>
          </table:table-cell>
          <table:table-cell office:value-type="string">
            <text:p>http://partners.dravanet.hu/gionni/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PDPhoto.org</text:p>
          </table:table-cell>
          <table:table-cell office:value-type="string">
            <text:p>JS_PDPhO*</text:p>
          </table:table-cell>
          <table:table-cell/>
          <table:table-cell office:value-type="string">
            <text:p>Jon Sullivan</text:p>
          </table:table-cell>
          <table:table-cell office:value-type="string">
            <text:p><text:a xlink:href="mailto:jons@pdphoto">jons@pdphoto</text:a>.org</text:p>
          </table:table-cell>
          <table:table-cell office:value-type="string">
            <text:p>Public Domain</text:p>
          </table:table-cell>
          <table:table-cell office:value-type="string">
            <text:p>http://pdphoto.org/index.ph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orgueFile</text:p>
          </table:table-cell>
          <table:table-cell office:value-type="string">
            <text:p>morguefiles_com_pindiyath100*</text:p>
          </table:table-cell>
          <table:table-cell/>
          <table:table-cell office:value-type="string">
            <text:p>Sanjay Pindiyath</text:p>
          </table:table-cell>
          <table:table-cell office:value-type="string">
            <text:p>pindiyath@hotmail.com</text:p>
          </table:table-cell>
          <table:table-cell office:value-type="string">
            <text:p>Public Domain</text:p>
          </table:table-cell>
          <table:table-cell office:value-type="string">
            <text:p>http://morguefile.com/archive/?author=pindiyath100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Laurent Godard</text:p>
          </table:table-cell>
          <table:table-cell/>
          <table:table-cell office:value-type="string">
            <text:p>LGPL</text:p>
          </table:table-cell>
          <table:table-cell table:number-columns-repeated="2"/>
        </table:table-row>
        <table:table-row table:style-name="ro2">
          <table:table-cell office:value-type="string">
            <text:p>Photos - Landscapes</text:p>
          </table:table-cell>
          <table:table-cell office:value-type="string">
            <text:p>Fotók - Tájak</text:p>
          </table:table-cell>
          <table:table-cell office:value-type="float" office:value="59">
            <text:p>59</text:p>
          </table:table-cell>
          <table:table-cell office:value-type="string">
            <text:p>ArkSoft</text:p>
          </table:table-cell>
          <table:table-cell office:value-type="string">
            <text:p>ArkSoft*</text:p>
          </table:table-cell>
          <table:table-cell table:number-columns-repeated="2"/>
          <table:table-cell office:value-type="string">
            <text:p><text:a xlink:href="mailto:Office@arksoft.hu">Office@arksoft.hu</text:a></text:p>
          </table:table-cell>
          <table:table-cell office:value-type="string">
            <text:p>Public Domain</text:p>
          </table:table-cell>
          <table:table-cell office:value-type="string">
            <text:p>http://partners.dravanet.hu/gionni/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PDPhoto.org</text:p>
          </table:table-cell>
          <table:table-cell office:value-type="string">
            <text:p>JS_PDPhO*</text:p>
          </table:table-cell>
          <table:table-cell/>
          <table:table-cell office:value-type="string">
            <text:p>Jon Sullivan</text:p>
          </table:table-cell>
          <table:table-cell office:value-type="string">
            <text:p><text:a xlink:href="mailto:jons@pdphoto">jons@pdphoto</text:a>.org</text:p>
          </table:table-cell>
          <table:table-cell office:value-type="string">
            <text:p>Public Domain</text:p>
          </table:table-cell>
          <table:table-cell office:value-type="string">
            <text:p>http://pdphoto.org/index.ph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orgueFile</text:p>
          </table:table-cell>
          <table:table-cell office:value-type="string">
            <text:p>morguefiles_com_pindiyath100*</text:p>
          </table:table-cell>
          <table:table-cell/>
          <table:table-cell office:value-type="string">
            <text:p>Sanjay Pindiyath</text:p>
          </table:table-cell>
          <table:table-cell office:value-type="string">
            <text:p>pindiyath@hotmail.com</text:p>
          </table:table-cell>
          <table:table-cell office:value-type="string">
            <text:p>Public Domain</text:p>
          </table:table-cell>
          <table:table-cell office:value-type="string">
            <text:p>http://morguefile.com/archive/?author=pindiyath100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Laurent Godard</text:p>
          </table:table-cell>
          <table:table-cell/>
          <table:table-cell office:value-type="string">
            <text:p>LGPL</text:p>
          </table:table-cell>
          <table:table-cell table:number-columns-repeated="2"/>
        </table:table-row>
        <table:table-row table:style-name="ro2">
          <table:table-cell office:value-type="string">
            <text:p>Photos - Cities</text:p>
          </table:table-cell>
          <table:table-cell office:value-type="string">
            <text:p>Fotók - Városok</text:p>
          </table:table-cell>
          <table:table-cell office:value-type="float" office:value="8">
            <text:p>8</text:p>
          </table:table-cell>
          <table:table-cell office:value-type="string">
            <text:p>ArkSoft</text:p>
          </table:table-cell>
          <table:table-cell office:value-type="string">
            <text:p>ArkSoft*</text:p>
          </table:table-cell>
          <table:table-cell table:number-columns-repeated="2"/>
          <table:table-cell office:value-type="string">
            <text:p><text:a xlink:href="mailto:Office@arksoft.hu">Office@arksoft.hu</text:a></text:p>
          </table:table-cell>
          <table:table-cell office:value-type="string">
            <text:p>Public Domain</text:p>
          </table:table-cell>
          <table:table-cell office:value-type="string">
            <text:p>http://partners.dravanet.hu/gionni/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PDPhoto.org</text:p>
          </table:table-cell>
          <table:table-cell office:value-type="string">
            <text:p>JS_PDPhO*</text:p>
          </table:table-cell>
          <table:table-cell/>
          <table:table-cell office:value-type="string">
            <text:p>Jon Sullivan</text:p>
          </table:table-cell>
          <table:table-cell office:value-type="string">
            <text:p><text:a xlink:href="mailto:jons@pdphoto">jons@pdphoto</text:a>.org</text:p>
          </table:table-cell>
          <table:table-cell office:value-type="string">
            <text:p>Public Domain</text:p>
          </table:table-cell>
          <table:table-cell office:value-type="string">
            <text:p>http://pdphoto.org/index.ph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orgueFile</text:p>
          </table:table-cell>
          <table:table-cell office:value-type="string">
            <text:p>morguefiles_com_pindiyath100*</text:p>
          </table:table-cell>
          <table:table-cell/>
          <table:table-cell office:value-type="string">
            <text:p>Sanjay Pindiyath</text:p>
          </table:table-cell>
          <table:table-cell office:value-type="string">
            <text:p>pindiyath@hotmail.com</text:p>
          </table:table-cell>
          <table:table-cell office:value-type="string">
            <text:p>Public Domain</text:p>
          </table:table-cell>
          <table:table-cell office:value-type="string">
            <text:p>http://morguefile.com/archive/?author=pindiyath100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Laurent Godard</text:p>
          </table:table-cell>
          <table:table-cell/>
          <table:table-cell office:value-type="string">
            <text:p>LGPL</text:p>
          </table:table-cell>
          <table:table-cell table:number-columns-repeated="2"/>
        </table:table-row>
        <table:table-row table:style-name="ro2">
          <table:table-cell office:value-type="string">
            <text:p>Photos - Flowers</text:p>
          </table:table-cell>
          <table:table-cell office:value-type="string">
            <text:p>Fotók - Virágok</text:p>
          </table:table-cell>
          <table:table-cell office:value-type="float" office:value="20">
            <text:p>20</text:p>
          </table:table-cell>
          <table:table-cell office:value-type="string">
            <text:p>ArkSoft</text:p>
          </table:table-cell>
          <table:table-cell office:value-type="string">
            <text:p>ArkSoft*</text:p>
          </table:table-cell>
          <table:table-cell table:number-columns-repeated="2"/>
          <table:table-cell office:value-type="string">
            <text:p><text:a xlink:href="mailto:Office@arksoft.hu">Office@arksoft.hu</text:a></text:p>
          </table:table-cell>
          <table:table-cell office:value-type="string">
            <text:p>Public Domain</text:p>
          </table:table-cell>
          <table:table-cell office:value-type="string">
            <text:p>http://partners.dravanet.hu/gionni/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PDPhoto.org</text:p>
          </table:table-cell>
          <table:table-cell office:value-type="string">
            <text:p>JS_PDPhO*</text:p>
          </table:table-cell>
          <table:table-cell/>
          <table:table-cell office:value-type="string">
            <text:p>Jon Sullivan</text:p>
          </table:table-cell>
          <table:table-cell office:value-type="string">
            <text:p><text:a xlink:href="mailto:jons@pdphoto">jons@pdphoto</text:a>.org</text:p>
          </table:table-cell>
          <table:table-cell office:value-type="string">
            <text:p>Public Domain</text:p>
          </table:table-cell>
          <table:table-cell office:value-type="string">
            <text:p>http://pdphoto.org/index.ph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orgueFile</text:p>
          </table:table-cell>
          <table:table-cell office:value-type="string">
            <text:p>morguefiles_com_pindiyath100*</text:p>
          </table:table-cell>
          <table:table-cell/>
          <table:table-cell office:value-type="string">
            <text:p>Sanjay Pindiyath</text:p>
          </table:table-cell>
          <table:table-cell office:value-type="string">
            <text:p>pindiyath@hotmail.com</text:p>
          </table:table-cell>
          <table:table-cell office:value-type="string">
            <text:p>Public Domain</text:p>
          </table:table-cell>
          <table:table-cell office:value-type="string">
            <text:p>http://morguefile.com/archive/?author=pindiyath100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Laurent Godard</text:p>
          </table:table-cell>
          <table:table-cell/>
          <table:table-cell office:value-type="string">
            <text:p>LGPL</text:p>
          </table:table-cell>
          <table:table-cell table:number-columns-repeated="2"/>
        </table:table-row>
        <table:table-row table:style-name="ro1">
          <table:table-cell office:value-type="string">
            <text:p>Therapeutics - general</text:p>
          </table:table-cell>
          <table:table-cell office:value-type="string">
            <text:p>Gyógyászat - általános</text:p>
          </table:table-cell>
          <table:table-cell office:value-type="float" office:value="8">
            <text:p>8</text:p>
          </table:table-cell>
          <table:table-cell office:value-type="string">
            <text:p>Xfig</text:p>
          </table:table-cell>
          <table:table-cell table:number-columns-repeated="4"/>
          <table:table-cell office:value-type="string">
            <text:p>Public Domain</text:p>
          </table:table-cell>
          <table:table-cell table:number-columns-repeated="2"/>
        </table:table-row>
        <table:table-row table:style-name="ro1">
          <table:table-cell office:value-type="string">
            <text:p>Weather</text:p>
          </table:table-cell>
          <table:table-cell office:value-type="string">
            <text:p>Időjárás</text:p>
          </table:table-cell>
          <table:table-cell office:value-type="float" office:value="13">
            <text:p>13</text:p>
          </table:table-cell>
          <table:table-cell office:value-type="string">
            <text:p>fr.openoffice.org</text:p>
          </table:table-cell>
          <table:table-cell table:number-columns-repeated="4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Vehicles</text:p>
          </table:table-cell>
          <table:table-cell office:value-type="string">
            <text:p>Járművek</text:p>
          </table:table-cell>
          <table:table-cell office:value-type="float" office:value="41">
            <text:p>41</text:p>
          </table:table-cell>
          <table:table-cell office:value-type="string">
            <text:p>fr.openoffice.org</text:p>
          </table:table-cell>
          <table:table-cell office:value-type="string">
            <text:p>01-40</text:p>
          </table:table-cell>
          <table:table-cell table:number-columns-repeated="3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Koffice</text:p>
          </table:table-cell>
          <table:table-cell office:value-type="float" office:value="41">
            <text:p>41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users.skynet.be/kborrey/klipart/klipart.html</text:p>
          </table:table-cell>
          <table:table-cell/>
        </table:table-row>
        <table:table-row table:style-name="ro2">
          <table:table-cell office:value-type="string">
            <text:p>Signs</text:p>
          </table:table-cell>
          <table:table-cell office:value-type="string">
            <text:p>Jelek</text:p>
          </table:table-cell>
          <table:table-cell office:value-type="float" office:value="78">
            <text:p>78</text:p>
          </table:table-cell>
          <table:table-cell/>
          <table:table-cell office:value-type="string">
            <text:p>1-5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/</text:a>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fr.openoffice.org</text:p>
          </table:table-cell>
          <table:table-cell office:value-type="string">
            <text:p>01-5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Koffice</text:p>
          </table:table-cell>
          <table:table-cell office:value-type="string">
            <text:p>60-78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users.skynet.be/kborrey/klipart/klipart.html</text:p>
          </table:table-cell>
          <table:table-cell/>
        </table:table-row>
        <table:table-row table:style-name="ro1">
          <table:table-cell office:value-type="string">
            <text:p>Blue Man</text:p>
          </table:table-cell>
          <table:table-cell office:value-type="string">
            <text:p>Kék ember</text:p>
          </table:table-cell>
          <table:table-cell office:value-type="float" office:value="23">
            <text:p>23</text:p>
          </table:table-cell>
          <table:table-cell office:value-type="string">
            <text:p>OOExtras.org</text:p>
          </table:table-cell>
          <table:table-cell table:number-columns-repeated="4"/>
          <table:table-cell office:value-type="string">
            <text:p>LGPL</text:p>
          </table:table-cell>
          <table:table-cell office:value-type="string">
            <text:p>http://ooextras.sourceforge.net/downloads/artwork/</text:p>
          </table:table-cell>
          <table:table-cell/>
        </table:table-row>
        <table:table-row table:style-name="ro1">
          <table:table-cell office:value-type="string">
            <text:p>Chemistry - Amino acids</text:p>
          </table:table-cell>
          <table:table-cell office:value-type="string">
            <text:p>Kémia - Aminósavak</text:p>
          </table:table-cell>
          <table:table-cell office:value-type="float" office:value="20">
            <text:p>20</text:p>
          </table:table-cell>
          <table:table-cell office:value-type="string">
            <text:p>fr.openoffice.org</text:p>
          </table:table-cell>
          <table:table-cell table:number-columns-repeated="4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Logical signs</text:p>
          </table:table-cell>
          <table:table-cell office:value-type="string">
            <text:p>Logikai jelek</text:p>
          </table:table-cell>
          <table:table-cell office:value-type="float" office:value="21">
            <text:p>21</text:p>
          </table:table-cell>
          <table:table-cell office:value-type="string">
            <text:p>fr.openoffice.org</text:p>
          </table:table-cell>
          <table:table-cell table:number-columns-repeated="4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Logical gates</text:p>
          </table:table-cell>
          <table:table-cell office:value-type="string">
            <text:p>Logikai kapuk</text:p>
          </table:table-cell>
          <table:table-cell office:value-type="float" office:value="22">
            <text:p>22</text:p>
          </table:table-cell>
          <table:table-cell office:value-type="string">
            <text:p>OOExtras.org</text:p>
          </table:table-cell>
          <table:table-cell table:number-columns-repeated="4"/>
          <table:table-cell office:value-type="string">
            <text:p>LGPL</text:p>
          </table:table-cell>
          <table:table-cell office:value-type="string">
            <text:p>http://ooextras.sourceforge.net/downloads/artwork/</text:p>
          </table:table-cell>
          <table:table-cell/>
        </table:table-row>
        <table:table-row table:style-name="ro1">
          <table:table-cell office:value-type="string">
            <text:p>Logos</text:p>
          </table:table-cell>
          <table:table-cell office:value-type="string">
            <text:p>Logók</text:p>
          </table:table-cell>
          <table:table-cell office:value-type="float" office:value="3">
            <text:p>3</text:p>
          </table:table-cell>
          <table:table-cell office:value-type="string">
            <text:p>OOExtras.org</text:p>
          </table:table-cell>
          <table:table-cell table:style-name="ce2" office:value-type="string">
            <text:p>01-02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ooextras.sourceforge.net/downloads/artwork/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Koffice</text:p>
          </table:table-cell>
          <table:table-cell office:value-type="string">
            <text:p>03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users.skynet.be/kborrey/klipart/klipart.html</text:p>
          </table:table-cell>
          <table:table-cell/>
        </table:table-row>
        <table:table-row table:style-name="ro1">
          <table:table-cell office:value-type="string">
            <text:p>Smilies</text:p>
          </table:table-cell>
          <table:table-cell office:value-type="string">
            <text:p>Mosolyok</text:p>
          </table:table-cell>
          <table:table-cell office:value-type="float" office:value="11">
            <text:p>11</text:p>
          </table:table-cell>
          <table:table-cell office:value-type="string">
            <text:p>fr.openoffice.org</text:p>
          </table:table-cell>
          <table:table-cell table:number-columns-repeated="4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Arrows</text:p>
          </table:table-cell>
          <table:table-cell office:value-type="string">
            <text:p>Nyilak</text:p>
          </table:table-cell>
          <table:table-cell office:value-type="float" office:value="32">
            <text:p>32</text:p>
          </table:table-cell>
          <table:table-cell office:value-type="string">
            <text:p>fr.openoffice.org</text:p>
          </table:table-cell>
          <table:table-cell table:number-columns-repeated="4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lock - 01 clock</text:p>
          </table:table-cell>
          <table:table-cell office:value-type="string">
            <text:p>Óra 1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4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lock - 02 clock</text:p>
          </table:table-cell>
          <table:table-cell office:value-type="string">
            <text:p>Óra 2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4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lock - 03 clock</text:p>
          </table:table-cell>
          <table:table-cell office:value-type="string">
            <text:p>Óra 3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4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lock - 04 clock</text:p>
          </table:table-cell>
          <table:table-cell office:value-type="string">
            <text:p>Óra 4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4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lock - 05 clock</text:p>
          </table:table-cell>
          <table:table-cell office:value-type="string">
            <text:p>Óra 5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4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lock - 06 clock</text:p>
          </table:table-cell>
          <table:table-cell office:value-type="string">
            <text:p>Óra 6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4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lock - 07 clock</text:p>
          </table:table-cell>
          <table:table-cell office:value-type="string">
            <text:p>Óra 7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4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lock - 08 clock</text:p>
          </table:table-cell>
          <table:table-cell office:value-type="string">
            <text:p>Óra 8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4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lock - 09 clock</text:p>
          </table:table-cell>
          <table:table-cell office:value-type="string">
            <text:p>Óra 9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4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lock - 10 clock</text:p>
          </table:table-cell>
          <table:table-cell office:value-type="string">
            <text:p>Óra 10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4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lock - 11 clock</text:p>
          </table:table-cell>
          <table:table-cell office:value-type="string">
            <text:p>Óra 11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4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lock - 12 clock</text:p>
          </table:table-cell>
          <table:table-cell office:value-type="string">
            <text:p>Óra 12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4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Pneumatic - parts</text:p>
          </table:table-cell>
          <table:table-cell office:value-type="string">
            <text:p>Pneumatika - alkatrészek</text:p>
          </table:table-cell>
          <table:table-cell office:value-type="float" office:value="18">
            <text:p>18</text:p>
          </table:table-cell>
          <table:table-cell office:value-type="string">
            <text:p>fr.openoffice.org</text:p>
          </table:table-cell>
          <table:table-cell table:number-columns-repeated="4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omputer - general</text:p>
          </table:table-cell>
          <table:table-cell office:value-type="string">
            <text:p>Számítástechnika - általános</text:p>
          </table:table-cell>
          <table:table-cell office:value-type="float" office:value="29">
            <text:p>29</text:p>
          </table:table-cell>
          <table:table-cell office:value-type="string">
            <text:p>Xfig</text:p>
          </table:table-cell>
          <table:table-cell table:style-name="ce2" office:value-type="string">
            <text:p>01-27</text:p>
          </table:table-cell>
          <table:table-cell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Koffice</text:p>
          </table:table-cell>
          <table:table-cell office:value-type="string">
            <text:p>28-29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users.skynet.be/kborrey/klipart/klipart.html</text:p>
          </table:table-cell>
          <table:table-cell/>
        </table:table-row>
        <table:table-row table:style-name="ro1">
          <table:table-cell office:value-type="string">
            <text:p>Computer - network</text:p>
          </table:table-cell>
          <table:table-cell office:value-type="string">
            <text:p>Számítástechnika - hálózat</text:p>
          </table:table-cell>
          <table:table-cell office:value-type="float" office:value="32">
            <text:p>32</text:p>
          </table:table-cell>
          <table:table-cell office:value-type="string">
            <text:p>Xfig</text:p>
          </table:table-cell>
          <table:table-cell table:number-columns-repeated="2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Computer - network devices</text:p>
          </table:table-cell>
          <table:table-cell office:value-type="string">
            <text:p>Számítástechnika - Hálózati elemek</text:p>
          </table:table-cell>
          <table:table-cell office:value-type="float" office:value="18">
            <text:p>18</text:p>
          </table:table-cell>
          <table:table-cell office:value-type="string">
            <text:p>Xfig</text:p>
          </table:table-cell>
          <table:table-cell table:number-columns-repeated="2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Computer - WIFI</text:p>
          </table:table-cell>
          <table:table-cell office:value-type="string">
            <text:p>Számítástechnika - WIFI</text:p>
          </table:table-cell>
          <table:table-cell office:value-type="float" office:value="9">
            <text:p>9</text:p>
          </table:table-cell>
          <table:table-cell office:value-type="string">
            <text:p>fr.openoffice.org</text:p>
          </table:table-cell>
          <table:table-cell table:number-columns-repeated="4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Numbers</text:p>
          </table:table-cell>
          <table:table-cell office:value-type="string">
            <text:p>Számok</text:p>
          </table:table-cell>
          <table:table-cell office:value-type="float" office:value="20">
            <text:p>20</text:p>
          </table:table-cell>
          <table:table-cell office:value-type="string">
            <text:p>fr.openoffice.org</text:p>
          </table:table-cell>
          <table:table-cell table:style-name="ce3" office:value-type="string">
            <text:p>11-20</text:p>
          </table:table-cell>
          <table:table-cell table:number-columns-repeated="3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OpenOffice.org 1.1.x</text:p>
          </table:table-cell>
          <table:table-cell table:style-name="ce3" office:value-type="string">
            <text:p>01-10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www.openoffice.org/</text:p>
          </table:table-cell>
          <table:table-cell/>
        </table:table-row>
        <table:table-row table:style-name="ro1">
          <table:table-cell office:value-type="string">
            <text:p>Signs - danger</text:p>
          </table:table-cell>
          <table:table-cell office:value-type="string">
            <text:p>Táblák- Veszély</text:p>
          </table:table-cell>
          <table:table-cell office:value-type="float" office:value="38">
            <text:p>38</text:p>
          </table:table-cell>
          <table:table-cell office:value-type="string">
            <text:p>OOExtras.org</text:p>
          </table:table-cell>
          <table:table-cell/>
          <table:table-cell office:value-type="string">
            <text:p>FloralStudio</text:p>
          </table:table-cell>
          <table:table-cell table:style-name="ce1" office:value-type="string">
            <text:p>Shu Minari </text:p>
          </table:table-cell>
          <table:table-cell table:style-name="ce1" office:value-type="string">
            <text:p><text:a xlink:href="mailto:foral@openoffice">foral@openoffice</text:a>.org </text:p>
          </table:table-cell>
          <table:table-cell office:value-type="string">
            <text:p>LGPL</text:p>
          </table:table-cell>
          <table:table-cell office:value-type="string">
            <text:p>http://ooextras.sourceforge.net/downloads/artwork/</text:p>
          </table:table-cell>
          <table:table-cell/>
        </table:table-row>
        <table:table-row table:style-name="ro2">
          <table:table-cell office:value-type="string">
            <text:p>Objects</text:p>
          </table:table-cell>
          <table:table-cell office:value-type="string">
            <text:p>Tárgyak</text:p>
          </table:table-cell>
          <table:table-cell office:value-type="float" office:value="295">
            <text:p>295</text:p>
          </table:table-cell>
          <table:table-cell office:value-type="string">
            <text:p>OpenOffice.org</text:p>
          </table:table-cell>
          <table:table-cell office:value-type="string">
            <text:p>1-6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/</text:a></text:p>
          </table:table-cell>
          <table:table-cell/>
        </table:table-row>
        <table:table-row table:style-name="ro2">
          <table:table-cell table:number-columns-repeated="4"/>
          <table:table-cell table:style-name="ce3" office:value-type="string">
            <text:p>7-18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www.openoffice.org/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19-32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/</text:a>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fr.openoffice.org</text:p>
          </table:table-cell>
          <table:table-cell office:value-type="string">
            <text:p>33-295</text:p>
          </table:table-cell>
          <table:table-cell table:number-columns-repeated="3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Maps - Africa</text:p>
          </table:table-cell>
          <table:table-cell office:value-type="string">
            <text:p>Térkép - Afrika</text:p>
          </table:table-cell>
          <table:table-cell office:value-type="float" office:value="42">
            <text:p>42</text:p>
          </table:table-cell>
          <table:table-cell office:value-type="string">
            <text:p>Xfig</text:p>
          </table:table-cell>
          <table:table-cell table:number-columns-repeated="2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Maps - United States of America</text:p>
          </table:table-cell>
          <table:table-cell office:value-type="string">
            <text:p>Térkép - Amerikai Egyesült Államok</text:p>
          </table:table-cell>
          <table:table-cell office:value-type="float" office:value="51">
            <text:p>51</text:p>
          </table:table-cell>
          <table:table-cell office:value-type="string">
            <text:p>Xfig</text:p>
          </table:table-cell>
          <table:table-cell table:number-columns-repeated="2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Maps - Australia</text:p>
          </table:table-cell>
          <table:table-cell office:value-type="string">
            <text:p>Térkép - Ausztrália</text:p>
          </table:table-cell>
          <table:table-cell office:value-type="float" office:value="2">
            <text:p>2</text:p>
          </table:table-cell>
          <table:table-cell office:value-type="string">
            <text:p>Xfig</text:p>
          </table:table-cell>
          <table:table-cell table:number-columns-repeated="2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Maps - Asia</text:p>
          </table:table-cell>
          <table:table-cell office:value-type="string">
            <text:p>Térkép - Ázsia</text:p>
          </table:table-cell>
          <table:table-cell office:value-type="float" office:value="19">
            <text:p>19</text:p>
          </table:table-cell>
          <table:table-cell office:value-type="string">
            <text:p>Xfig</text:p>
          </table:table-cell>
          <table:table-cell table:number-columns-repeated="2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Maps - South America</text:p>
          </table:table-cell>
          <table:table-cell office:value-type="string">
            <text:p>Térkép - Dél-Amerika</text:p>
          </table:table-cell>
          <table:table-cell office:value-type="float" office:value="14">
            <text:p>14</text:p>
          </table:table-cell>
          <table:table-cell office:value-type="string">
            <text:p>Xfig</text:p>
          </table:table-cell>
          <table:table-cell table:number-columns-repeated="2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Maps - Europe</text:p>
          </table:table-cell>
          <table:table-cell office:value-type="string">
            <text:p>Térkép - Európa</text:p>
          </table:table-cell>
          <table:table-cell office:value-type="float" office:value="17">
            <text:p>17</text:p>
          </table:table-cell>
          <table:table-cell office:value-type="string">
            <text:p>fr.openoffice.org</text:p>
          </table:table-cell>
          <table:table-cell table:number-columns-repeated="4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Maps - Europe 1</text:p>
          </table:table-cell>
          <table:table-cell office:value-type="string">
            <text:p>Térkép - Európa 1</text:p>
          </table:table-cell>
          <table:table-cell office:value-type="float" office:value="30">
            <text:p>30</text:p>
          </table:table-cell>
          <table:table-cell office:value-type="string">
            <text:p>Xfig</text:p>
          </table:table-cell>
          <table:table-cell table:number-columns-repeated="2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Maps - France</text:p>
          </table:table-cell>
          <table:table-cell office:value-type="string">
            <text:p>Térkép - Franciaország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4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Maps - France - countries</text:p>
          </table:table-cell>
          <table:table-cell office:value-type="string">
            <text:p>Térkép - Franciaország - régiók</text:p>
          </table:table-cell>
          <table:table-cell office:value-type="float" office:value="49">
            <text:p>49</text:p>
          </table:table-cell>
          <table:table-cell office:value-type="string">
            <text:p>fr.openoffice.org</text:p>
          </table:table-cell>
          <table:table-cell table:number-columns-repeated="4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Maps - signs</text:p>
          </table:table-cell>
          <table:table-cell office:value-type="string">
            <text:p>Térkép - jelek</text:p>
          </table:table-cell>
          <table:table-cell office:value-type="float" office:value="112">
            <text:p>112</text:p>
          </table:table-cell>
          <table:table-cell office:value-type="string">
            <text:p>Xfig</text:p>
          </table:table-cell>
          <table:table-cell table:number-columns-repeated="2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Maps - Canada</text:p>
          </table:table-cell>
          <table:table-cell office:value-type="string">
            <text:p>Térkép – Kanada</text:p>
          </table:table-cell>
          <table:table-cell office:value-type="float" office:value="11">
            <text:p>11</text:p>
          </table:table-cell>
          <table:table-cell office:value-type="string">
            <text:p>Xfig</text:p>
          </table:table-cell>
          <table:table-cell table:number-columns-repeated="2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Maps - Continents</text:p>
          </table:table-cell>
          <table:table-cell office:value-type="string">
            <text:p>Térkép – Kontinensek</text:p>
          </table:table-cell>
          <table:table-cell office:value-type="float" office:value="18">
            <text:p>18</text:p>
          </table:table-cell>
          <table:table-cell office:value-type="string">
            <text:p>fr.openoffice.org</text:p>
          </table:table-cell>
          <table:table-cell table:number-columns-repeated="4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Maps - Middle East</text:p>
          </table:table-cell>
          <table:table-cell office:value-type="string">
            <text:p>Térkép – Közel-Kelet</text:p>
          </table:table-cell>
          <table:table-cell office:value-type="float" office:value="13">
            <text:p>13</text:p>
          </table:table-cell>
          <table:table-cell office:value-type="string">
            <text:p>Xfig</text:p>
          </table:table-cell>
          <table:table-cell table:number-columns-repeated="2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Maps - Middle America</text:p>
          </table:table-cell>
          <table:table-cell office:value-type="string">
            <text:p>Térkép - Közép-Amerika</text:p>
          </table:table-cell>
          <table:table-cell office:value-type="float" office:value="8">
            <text:p>8</text:p>
          </table:table-cell>
          <table:table-cell office:value-type="string">
            <text:p>Xfig</text:p>
          </table:table-cell>
          <table:table-cell table:number-columns-repeated="2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Maps - Middle ages</text:p>
          </table:table-cell>
          <table:table-cell office:value-type="string">
            <text:p>Térkép - Középkor</text:p>
          </table:table-cell>
          <table:table-cell office:value-type="float" office:value="19">
            <text:p>19</text:p>
          </table:table-cell>
          <table:table-cell office:value-type="string">
            <text:p>fr.openoffice.org</text:p>
          </table:table-cell>
          <table:table-cell table:number-columns-repeated="4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Maps - Mexico</text:p>
          </table:table-cell>
          <table:table-cell office:value-type="string">
            <text:p>Térkép – Mexikó</text:p>
          </table:table-cell>
          <table:table-cell office:value-type="float" office:value="34">
            <text:p>34</text:p>
          </table:table-cell>
          <table:table-cell office:value-type="string">
            <text:p>Xfig</text:p>
          </table:table-cell>
          <table:table-cell table:number-columns-repeated="2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Maps - Ancient times</text:p>
          </table:table-cell>
          <table:table-cell office:value-type="string">
            <text:p>Térkép - Ókor</text:p>
          </table:table-cell>
          <table:table-cell office:value-type="float" office:value="7">
            <text:p>7</text:p>
          </table:table-cell>
          <table:table-cell office:value-type="string">
            <text:p>fr.openoffice.org</text:p>
          </table:table-cell>
          <table:table-cell table:number-columns-repeated="4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Maps - simbols</text:p>
          </table:table-cell>
          <table:table-cell office:value-type="string">
            <text:p>Térkép - rajzjelek</text:p>
          </table:table-cell>
          <table:table-cell office:value-type="float" office:value="46">
            <text:p>46</text:p>
          </table:table-cell>
          <table:table-cell office:value-type="string">
            <text:p>fr.openoffice.org</text:p>
          </table:table-cell>
          <table:table-cell table:style-name="ce2" office:value-type="string">
            <text:p>1-4</text:p>
          </table:table-cell>
          <table:table-cell table:number-columns-repeated="3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odipodi</text:p>
          </table:table-cell>
          <table:table-cell office:value-type="string">
            <text:p>5-46</text:p>
          </table:table-cell>
          <table:table-cell table:number-columns-repeated="3"/>
          <table:table-cell office:value-type="string">
            <text:p>Public Domain</text:p>
          </table:table-cell>
          <table:table-cell office:value-type="string">
            <text:p>http://www.sodipodi.com/index.php3?section=clipart/mapsymbols</text:p>
          </table:table-cell>
          <table:table-cell/>
        </table:table-row>
        <table:table-row table:style-name="ro1">
          <table:table-cell office:value-type="string">
            <text:p>Maps - history - 1900</text:p>
          </table:table-cell>
          <table:table-cell office:value-type="string">
            <text:p>Térkép - történelem - 1900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4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Maps - World</text:p>
          </table:table-cell>
          <table:table-cell office:value-type="string">
            <text:p>Térkép - Világ</text:p>
          </table:table-cell>
          <table:table-cell office:value-type="float" office:value="10">
            <text:p>10</text:p>
          </table:table-cell>
          <table:table-cell office:value-type="string">
            <text:p>fr.openoffice.org</text:p>
          </table:table-cell>
          <table:table-cell office:value-type="string">
            <text:p>01-09</text:p>
          </table:table-cell>
          <table:table-cell table:number-columns-repeated="3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Koffice</text:p>
          </table:table-cell>
          <table:table-cell office:value-type="float" office:value="10">
            <text:p>10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users.skynet.be/kborrey/klipart/klipart.html</text:p>
          </table:table-cell>
          <table:table-cell/>
        </table:table-row>
        <table:table-row table:style-name="ro1">
          <table:table-cell office:value-type="string">
            <text:p>Crops</text:p>
          </table:table-cell>
          <table:table-cell office:value-type="string">
            <text:p>Termények</text:p>
          </table:table-cell>
          <table:table-cell office:value-type="float" office:value="39">
            <text:p>39</text:p>
          </table:table-cell>
          <table:table-cell office:value-type="string">
            <text:p>fr.openoffice.org</text:p>
          </table:table-cell>
          <table:table-cell table:number-columns-repeated="4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Fractions</text:p>
          </table:table-cell>
          <table:table-cell office:value-type="string">
            <text:p>Törtek</text:p>
          </table:table-cell>
          <table:table-cell office:value-type="float" office:value="36">
            <text:p>36</text:p>
          </table:table-cell>
          <table:table-cell office:value-type="string">
            <text:p>fr.openoffice.org</text:p>
          </table:table-cell>
          <table:table-cell table:number-columns-repeated="4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Flags</text:p>
          </table:table-cell>
          <table:table-cell office:value-type="string">
            <text:p>Zászlók</text:p>
          </table:table-cell>
          <table:table-cell office:value-type="float" office:value="281">
            <text:p>281</text:p>
          </table:table-cell>
          <table:table-cell office:value-type="string">
            <text:p>Sodipodi</text:p>
          </table:table-cell>
          <table:table-cell table:number-columns-repeated="4"/>
          <table:table-cell office:value-type="string">
            <text:p>Public Domain</text:p>
          </table:table-cell>
          <table:table-cell office:value-type="string">
            <text:p>http://www.sodipodi.com/index.php3?section=clipart/flags</text:p>
          </table:table-cell>
          <table:table-cell/>
        </table:table-row>
        <table:table-row table:style-name="ro1">
          <table:table-cell office:value-type="string">
            <text:p>Music - instruments</text:p>
          </table:table-cell>
          <table:table-cell office:value-type="string">
            <text:p>Zene - hangszer</text:p>
          </table:table-cell>
          <table:table-cell office:value-type="float" office:value="3">
            <text:p>3</text:p>
          </table:table-cell>
          <table:table-cell office:value-type="string">
            <text:p>fr.openoffice.org</text:p>
          </table:table-cell>
          <table:table-cell table:number-columns-repeated="4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Music - sheet music</text:p>
          </table:table-cell>
          <table:table-cell office:value-type="string">
            <text:p>Zene - kotta</text:p>
          </table:table-cell>
          <table:table-cell office:value-type="float" office:value="11">
            <text:p>11</text:p>
          </table:table-cell>
          <table:table-cell office:value-type="string">
            <text:p>fr.openoffice.org</text:p>
          </table:table-cell>
          <table:table-cell table:number-columns-repeated="4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Special Pictogramms</text:p>
          </table:table-cell>
          <table:table-cell office:value-type="string">
            <text:p>Speciális piktogramok</text:p>
          </table:table-cell>
          <table:table-cell office:value-type="float" office:value="26">
            <text:p>26</text:p>
          </table:table-cell>
          <table:table-cell table:style-name="ce1" office:value-type="string">
            <text:p>Fressnapf </text:p>
          </table:table-cell>
          <table:table-cell table:style-name="ce1"/>
          <table:table-cell table:number-columns-repeated="3"/>
          <table:table-cell office:value-type="string">
            <text:p>LGPL</text:p>
          </table:table-cell>
          <table:table-cell office:value-type="string">
            <text:p>http://qa.openoffice.org/issues/show_bug.cgi?id=66738</text:p>
          </table:table-cell>
          <table:table-cell/>
        </table:table-row>
        <table:table-row table:style-name="ro2">
          <table:table-cell office:value-type="string">
            <text:p>Photos - Celebration</text:p>
          </table:table-cell>
          <table:table-cell office:value-type="string">
            <text:p>Fotók – Ünnepek</text:p>
          </table:table-cell>
          <table:table-cell office:value-type="float" office:value="2">
            <text:p>2</text:p>
          </table:table-cell>
          <table:table-cell office:value-type="string">
            <text:p>PDPhoto.org</text:p>
          </table:table-cell>
          <table:table-cell office:value-type="string">
            <text:p>JS_PDPhO*</text:p>
          </table:table-cell>
          <table:table-cell/>
          <table:table-cell office:value-type="string">
            <text:p>Jon Sullivan</text:p>
          </table:table-cell>
          <table:table-cell office:value-type="string">
            <text:p><text:a xlink:href="mailto:jons@pdphoto">jons@pdphoto</text:a>.org</text:p>
          </table:table-cell>
          <table:table-cell office:value-type="string">
            <text:p>Public Domain</text:p>
          </table:table-cell>
          <table:table-cell office:value-type="string">
            <text:p>http://pdphoto.org/index.ph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orgueFile</text:p>
          </table:table-cell>
          <table:table-cell office:value-type="string">
            <text:p>morguefiles_com_pindiyath100*</text:p>
          </table:table-cell>
          <table:table-cell/>
          <table:table-cell office:value-type="string">
            <text:p>Sanjay Pindiyath</text:p>
          </table:table-cell>
          <table:table-cell office:value-type="string">
            <text:p>pindiyath@hotmail.com</text:p>
          </table:table-cell>
          <table:table-cell office:value-type="string">
            <text:p>Public Domain</text:p>
          </table:table-cell>
          <table:table-cell office:value-type="string">
            <text:p>http://morguefile.com/archive/?author=pindiyath100</text:p>
          </table:table-cell>
          <table:table-cell/>
        </table:table-row>
        <table:table-row table:style-name="ro2">
          <table:table-cell office:value-type="string">
            <text:p>Photos - Foods and Drinks</text:p>
          </table:table-cell>
          <table:table-cell office:value-type="string">
            <text:p>Fotók – Ételek és Italok</text:p>
          </table:table-cell>
          <table:table-cell office:value-type="float" office:value="7">
            <text:p>7</text:p>
          </table:table-cell>
          <table:table-cell office:value-type="string">
            <text:p>PDPhoto.org</text:p>
          </table:table-cell>
          <table:table-cell office:value-type="string">
            <text:p>JS_PDPhO*</text:p>
          </table:table-cell>
          <table:table-cell/>
          <table:table-cell office:value-type="string">
            <text:p>Jon Sullivan</text:p>
          </table:table-cell>
          <table:table-cell office:value-type="string">
            <text:p><text:a xlink:href="mailto:jons@pdphoto">jons@pdphoto</text:a>.org</text:p>
          </table:table-cell>
          <table:table-cell office:value-type="string">
            <text:p>Public Domain</text:p>
          </table:table-cell>
          <table:table-cell office:value-type="string">
            <text:p>http://pdphoto.org/index.ph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orgueFile</text:p>
          </table:table-cell>
          <table:table-cell office:value-type="string">
            <text:p>morguefiles_com_pindiyath100*</text:p>
          </table:table-cell>
          <table:table-cell/>
          <table:table-cell office:value-type="string">
            <text:p>Sanjay Pindiyath</text:p>
          </table:table-cell>
          <table:table-cell office:value-type="string">
            <text:p>pindiyath@hotmail.com</text:p>
          </table:table-cell>
          <table:table-cell office:value-type="string">
            <text:p>Public Domain</text:p>
          </table:table-cell>
          <table:table-cell office:value-type="string">
            <text:p>http://morguefile.com/archive/?author=pindiyath100</text:p>
          </table:table-cell>
          <table:table-cell/>
        </table:table-row>
        <table:table-row table:style-name="ro2">
          <table:table-cell office:value-type="string">
            <text:p>Photos – Humans</text:p>
          </table:table-cell>
          <table:table-cell office:value-type="string">
            <text:p>Fotók – Emberek</text:p>
          </table:table-cell>
          <table:table-cell office:value-type="float" office:value="6">
            <text:p>6</text:p>
          </table:table-cell>
          <table:table-cell office:value-type="string">
            <text:p>PDPhoto.org</text:p>
          </table:table-cell>
          <table:table-cell office:value-type="string">
            <text:p>JS_PDPhO*</text:p>
          </table:table-cell>
          <table:table-cell/>
          <table:table-cell office:value-type="string">
            <text:p>Jon Sullivan</text:p>
          </table:table-cell>
          <table:table-cell office:value-type="string">
            <text:p><text:a xlink:href="mailto:jons@pdphoto">jons@pdphoto</text:a>.org</text:p>
          </table:table-cell>
          <table:table-cell office:value-type="string">
            <text:p>Public Domain</text:p>
          </table:table-cell>
          <table:table-cell office:value-type="string">
            <text:p>http://pdphoto.org/index.ph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orgueFile</text:p>
          </table:table-cell>
          <table:table-cell office:value-type="string">
            <text:p>morguefiles_com_pindiyath100*</text:p>
          </table:table-cell>
          <table:table-cell/>
          <table:table-cell office:value-type="string">
            <text:p>Sanjay Pindiyath</text:p>
          </table:table-cell>
          <table:table-cell office:value-type="string">
            <text:p>pindiyath@hotmail.com</text:p>
          </table:table-cell>
          <table:table-cell office:value-type="string">
            <text:p>Public Domain</text:p>
          </table:table-cell>
          <table:table-cell office:value-type="string">
            <text:p>http://morguefile.com/archive/?author=pindiyath100</text:p>
          </table:table-cell>
          <table:table-cell/>
        </table:table-row>
        <table:table-row table:style-name="ro2">
          <table:table-cell office:value-type="string">
            <text:p>Photos - Objects</text:p>
          </table:table-cell>
          <table:table-cell office:value-type="string">
            <text:p>Fotók – Tárgyak</text:p>
          </table:table-cell>
          <table:table-cell office:value-type="float" office:value="18">
            <text:p>18</text:p>
          </table:table-cell>
          <table:table-cell office:value-type="string">
            <text:p>PDPhoto.org</text:p>
          </table:table-cell>
          <table:table-cell office:value-type="string">
            <text:p>JS_PDPhO*</text:p>
          </table:table-cell>
          <table:table-cell/>
          <table:table-cell office:value-type="string">
            <text:p>Jon Sullivan</text:p>
          </table:table-cell>
          <table:table-cell office:value-type="string">
            <text:p><text:a xlink:href="mailto:jons@pdphoto">jons@pdphoto</text:a>.org</text:p>
          </table:table-cell>
          <table:table-cell office:value-type="string">
            <text:p>Public Domain</text:p>
          </table:table-cell>
          <table:table-cell office:value-type="string">
            <text:p>http://pdphoto.org/index.ph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orgueFile</text:p>
          </table:table-cell>
          <table:table-cell office:value-type="string">
            <text:p>morguefiles_com_pindiyath100*</text:p>
          </table:table-cell>
          <table:table-cell/>
          <table:table-cell office:value-type="string">
            <text:p>Sanjay Pindiyath</text:p>
          </table:table-cell>
          <table:table-cell office:value-type="string">
            <text:p>pindiyath@hotmail.com</text:p>
          </table:table-cell>
          <table:table-cell office:value-type="string">
            <text:p>Public Domain</text:p>
          </table:table-cell>
          <table:table-cell office:value-type="string">
            <text:p>http://morguefile.com/archive/?author=pindiyath100</text:p>
          </table:table-cell>
          <table:table-cell/>
        </table:table-row>
        <table:table-row table:style-name="ro2">
          <table:table-cell office:value-type="string">
            <text:p>Photos - Space</text:p>
          </table:table-cell>
          <table:table-cell office:value-type="string">
            <text:p>Fotók – Világűr</text:p>
          </table:table-cell>
          <table:table-cell office:value-type="float" office:value="19">
            <text:p>19</text:p>
          </table:table-cell>
          <table:table-cell office:value-type="string">
            <text:p>NASA</text:p>
          </table:table-cell>
          <table:table-cell office:value-type="string">
            <text:p>Wikimedia_Space_*</text:p>
          </table:table-cell>
          <table:table-cell table:number-columns-repeated="3"/>
          <table:table-cell office:value-type="string">
            <text:p>Public Domain</text:p>
          </table:table-cell>
          <table:table-cell office:value-type="string">
            <text:p><text:a xlink:href="http://www.jsc.nasa.gov/policies.html">http://www.jsc.nasa.gov/policies.html</text:a></text:p>
          </table:table-cell>
          <table:table-cell/>
        </table:table-row>
        <table:table-row table:style-name="ro2">
          <table:table-cell office:value-type="string">
            <text:p>Photos - Travel</text:p>
          </table:table-cell>
          <table:table-cell office:value-type="string">
            <text:p>Fotók – Utazás</text:p>
          </table:table-cell>
          <table:table-cell office:value-type="float" office:value="6">
            <text:p>6</text:p>
          </table:table-cell>
          <table:table-cell office:value-type="string">
            <text:p>PDPhoto.org</text:p>
          </table:table-cell>
          <table:table-cell office:value-type="string">
            <text:p>JS_PDPhO*</text:p>
          </table:table-cell>
          <table:table-cell/>
          <table:table-cell office:value-type="string">
            <text:p>Jon Sullivan</text:p>
          </table:table-cell>
          <table:table-cell office:value-type="string">
            <text:p><text:a xlink:href="mailto:jons@pdphoto">jons@pdphoto</text:a>.org</text:p>
          </table:table-cell>
          <table:table-cell office:value-type="string">
            <text:p>Public Domain</text:p>
          </table:table-cell>
          <table:table-cell office:value-type="string">
            <text:p>http://pdphoto.org/index.ph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orgueFile</text:p>
          </table:table-cell>
          <table:table-cell office:value-type="string">
            <text:p>morguefiles_com_pindiyath100*</text:p>
          </table:table-cell>
          <table:table-cell/>
          <table:table-cell office:value-type="string">
            <text:p>Sanjay Pindiyath</text:p>
          </table:table-cell>
          <table:table-cell office:value-type="string">
            <text:p>pindiyath@hotmail.com</text:p>
          </table:table-cell>
          <table:table-cell office:value-type="string">
            <text:p>Public Domain</text:p>
          </table:table-cell>
          <table:table-cell office:value-type="string">
            <text:p>http://morguefile.com/archive/?author=pindiyath100</text:p>
          </table:table-cell>
          <table:table-cell/>
        </table:table-row>
        <table:table-row table:style-name="ro2">
          <table:table-cell office:value-type="string">
            <text:p>OpenOffice.org logos</text:p>
          </table:table-cell>
          <table:table-cell office:value-type="string">
            <text:p>Openoffice.org logók</text:p>
          </table:table-cell>
          <table:table-cell office:value-type="float" office:value="4">
            <text:p>4</text:p>
          </table:table-cell>
          <table:table-cell office:value-type="string">
            <text:p>OpenOffice.org</text:p>
          </table:table-cell>
          <table:table-cell table:number-columns-repeated="4"/>
          <table:table-cell office:value-type="string">
            <text:p>LGPL</text:p>
          </table:table-cell>
          <table:table-cell office:value-type="string">
            <text:p><text:a xlink:href="http://www.openoffice.org/">http://www.openoffice.org/</text:a></text:p>
          </table:table-cell>
          <table:table-cell/>
        </table:table-row>
        <table:table-row table:style-name="ro1">
          <table:table-cell office:value-type="string">
            <text:p>Buildings</text:p>
          </table:table-cell>
          <table:table-cell office:value-type="string">
            <text:p>Épületek</text:p>
          </table:table-cell>
          <table:table-cell office:value-type="float" office:value="16">
            <text:p>16</text:p>
          </table:table-cell>
          <table:table-cell office:value-type="string">
            <text:p>Sodipodi</text:p>
          </table:table-cell>
          <table:table-cell table:number-columns-repeated="4"/>
          <table:table-cell office:value-type="string">
            <text:p>Public Domain</text:p>
          </table:table-cell>
          <table:table-cell office:value-type="string">
            <text:p>http://www.sodipodi.com/index.php3?section=clipart/houses</text:p>
          </table:table-cell>
          <table:table-cell/>
        </table:table-row>
        <table:table-row table:style-name="ro1">
          <table:table-cell office:value-type="string">
            <text:p>Relegion</text:p>
          </table:table-cell>
          <table:table-cell office:value-type="string">
            <text:p>Vallás</text:p>
          </table:table-cell>
          <table:table-cell office:value-type="float" office:value="22">
            <text:p>22</text:p>
          </table:table-cell>
          <table:table-cell office:value-type="string">
            <text:p>VectorPortal.com</text:p>
          </table:table-cell>
          <table:table-cell table:number-columns-repeated="2"/>
          <table:table-cell office:value-type="string">
            <text:p>Boris Maric</text:p>
          </table:table-cell>
          <table:table-cell table:style-name="ce4" office:value-type="string">
            <text:p><text:a xlink:href="mailto:borismaric@email.com">borismaric@email.com</text:a> </text:p>
          </table:table-cell>
          <table:table-cell office:value-type="string">
            <text:p>LGPL</text:p>
          </table:table-cell>
          <table:table-cell office:value-type="string">
            <text:p>http://www.vectorportal.com/</text:p>
          </table:table-cell>
          <table:table-cell/>
        </table:table-row>
        <table:table-row table:style-name="ro2">
          <table:table-cell office:value-type="string">
            <text:p>Homepage 2</text:p>
          </table:table-cell>
          <table:table-cell office:value-type="string">
            <text:p>Honlap 2</text:p>
          </table:table-cell>
          <table:table-cell office:value-type="float" office:value="36">
            <text:p>36</text:p>
          </table:table-cell>
          <table:table-cell office:value-type="string">
            <text:p>OpenOffice.org</text:p>
          </table:table-cell>
          <table:table-cell/>
          <table:table-cell office:value-type="string">
            <text:p>Documentation/Gallery Contest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penoffice.org/</text:p>
          </table:table-cell>
          <table:table-cell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table:formula="oooc:=SUM([.C2:.C151])" office:value-type="float" office:value="3291">
            <text:p>3291</text:p>
          </table:table-cell>
          <table:table-cell table:number-columns-repeated="8"/>
        </table:table-row>
      </table:table>
      <table:table table:name="Munkalap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Munkalap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database-ranges>
        <table:database-range table:target-range-address="Munkalap1.A1:Munkalap1.J14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hu" fo:country="HU" style:font-name-asian="Lucida Sans Unicode" style:language-asian="hu" style:country-asian="HU" style:font-name-complex="Tahoma" style:language-complex="hu" style:country-complex="HU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25">04/25/2007</text:date>, <text:time>09:48:21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creation-date>2005-08-05T18:33:58</meta:creation-date>
    <dc:date>2007-04-25T09:48:21</dc:date>
    <dc:language>hu-HU</dc:language>
    <meta:editing-cycles>114</meta:editing-cycles>
    <meta:editing-duration>PT4H49M35S</meta:editing-duration>
    <meta:user-defined meta:name="Info 1"/>
    <meta:user-defined meta:name="Info 2"/>
    <meta:user-defined meta:name="Info 3"/>
    <meta:user-defined meta:name="Info 4"/>
    <meta:document-statistic meta:table-count="3" meta:cell-count="915"/>
  </office:meta>
</office:document-meta>
</file>